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3mm"/>
    </style:style>
    <style:style style:name="co3" style:family="table-column">
      <style:table-column-properties fo:break-before="auto" style:column-width="41.73mm"/>
    </style:style>
    <style:style style:name="co4" style:family="table-column">
      <style:table-column-properties fo:break-before="auto" style:column-width="5.03mm"/>
    </style:style>
    <style:style style:name="co5" style:family="table-column">
      <style:table-column-properties fo:break-before="auto" style:column-width="87.51mm"/>
    </style:style>
    <style:style style:name="co6" style:family="table-column">
      <style:table-column-properties fo:break-before="auto" style:column-width="93.2mm"/>
    </style:style>
    <style:style style:name="co7" style:family="table-column">
      <style:table-column-properties fo:break-before="auto" style:column-width="41.79mm"/>
    </style:style>
    <style:style style:name="co8" style:family="table-column">
      <style:table-column-properties fo:break-before="auto" style:column-width="41.52mm"/>
    </style:style>
    <style:style style:name="co9" style:family="table-column">
      <style:table-column-properties fo:break-before="auto" style:column-width="42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daa2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9" table:number-rows-spanned="1">
            <text:p>CPU utilization for five seconds: 7%/1%; one minute: 7%; five minutes: 7,00 %</text:p>
          </table:table-cell>
          <table:covered-table-cell table:number-columns-repeated="3"/>
          <table:covered-table-cell table:number-columns-repeated="3" table:style-name="Default"/>
          <table:covered-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Runtime(ms)</text:p>
          </table:table-cell>
          <table:table-cell office:value-type="string" calcext:value-type="string">
            <text:p>Invoked</text:p>
          </table:table-cell>
          <table:table-cell office:value-type="string" calcext:value-type="string">
            <text:p>uSecs</text:p>
          </table:table-cell>
          <table:table-cell table:style-name="Default" office:value-type="string" calcext:value-type="string">
            <text:p>5Sec</text:p>
          </table:table-cell>
          <table:table-cell table:style-name="Default" office:value-type="string" calcext:value-type="string">
            <text:p>1Min</text:p>
          </table:table-cell>
          <table:table-cell table:style-name="Default" office:value-type="string" calcext:value-type="string">
            <text:p>5Min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Process</text:p>
          </table:table-cell>
          <table:table-cell table:style-name="Default"/>
          <table:table-cell table:style-name="Default" office:value-type="string" calcext:value-type="string">
            <text:p>Categoría Tipo de Evento</text:p>
          </table:table-cell>
          <table:table-cell table:style-name="Default" office:value-type="string" calcext:value-type="string">
            <text:p>Posible caus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office:value-type="float" office:value="13227681" calcext:value-type="float">
            <text:p>13227681</text:p>
          </table:table-cell>
          <table:table-cell office:value-type="float" office:value="140883880" calcext:value-type="float">
            <text:p>140883880</text:p>
          </table:table-cell>
          <table:table-cell office:value-type="float" office:value="93" calcext:value-type="float">
            <text:p>93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Spanning Tree <text:s/></text:p>
          </table:table-cell>
          <table:table-cell/>
          <table:table-cell office:value-type="string" calcext:value-type="string">
            <text:p>escaneo de puertos virtuales a través de capa 2</text:p>
          </table:table-cell>
          <table:table-cell office:value-type="string" calcext:value-type="string">
            <text:p>Apertura o cierre de túneles en las intercace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" office:value-type="float" office:value="3105361" calcext:value-type="float">
            <text:p>3105361</text:p>
          </table:table-cell>
          <table:table-cell office:value-type="float" office:value="19809624" calcext:value-type="float">
            <text:p>1980962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,00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P Input <text:s/></text:p>
          </table:table-cell>
          <table:table-cell/>
          <table:table-cell office:value-type="string" calcext:value-type="string">
            <text:p>intercambio de paquetes por interfaces</text:p>
          </table:table-cell>
          <table:table-cell office:value-type="string" calcext:value-type="string">
            <text:p>Ataque de Do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2211137" calcext:value-type="float">
            <text:p>2211137</text:p>
          </table:table-cell>
          <table:table-cell office:value-type="float" office:value="12091103" calcext:value-type="float">
            <text:p>12091103</text:p>
          </table:table-cell>
          <table:table-cell office:value-type="float" office:value="182" calcext:value-type="float">
            <text:p>182</text:p>
          </table:table-cell>
          <table:table-cell office:value-type="float" office:value="0.31" calcext:value-type="float">
            <text:p>0,31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RP Input <text:s/></text:p>
          </table:table-cell>
          <table:table-cell/>
          <table:table-cell office:value-type="string" calcext:value-type="string">
            <text:p>proceso de listado de clientes conectados</text:p>
          </table:table-cell>
          <table:table-cell office:value-type="string" calcext:value-type="string">
            <text:p>incompleto direccionamiento de tráfico multimedi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office:value-type="float" office:value="1764006" calcext:value-type="float">
            <text:p>1764006</text:p>
          </table:table-cell>
          <table:table-cell office:value-type="float" office:value="691587" calcext:value-type="float">
            <text:p>691587</text:p>
          </table:table-cell>
          <table:table-cell office:value-type="float" office:value="2550" calcext:value-type="float">
            <text:p>255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RPC qos request </text:p>
          </table:table-cell>
          <table:table-cell/>
          <table:table-cell office:value-type="string" calcext:value-type="string">
            <text:p>proceso de conmutacion entre equipos de comunicación</text:p>
          </table:table-cell>
          <table:table-cell office:value-type="string" calcext:value-type="string">
            <text:p>Ataque de DoS causando encolamiento en tráfico de dat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440410" calcext:value-type="float">
            <text:p>1440410</text:p>
          </table:table-cell>
          <table:table-cell office:value-type="float" office:value="204926" calcext:value-type="float">
            <text:p>204926</text:p>
          </table:table-cell>
          <table:table-cell office:value-type="float" office:value="7028" calcext:value-type="float">
            <text:p>7028</text:p>
          </table:table-cell>
          <table:table-cell office:value-type="float" office:value="0.31" calcext:value-type="float">
            <text:p>0,31</text:p>
          </table:table-cell>
          <table:table-cell office:value-type="float" office:value="0.1" calcext:value-type="float">
            <text:p>0,1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eck heaps <text:s/></text:p>
          </table:table-cell>
          <table:table-cell/>
          <table:table-cell office:value-type="string" calcext:value-type="string">
            <text:p>Tablas de enrutamientos virtuales</text:p>
          </table:table-cell>
          <table:table-cell office:value-type="string" calcext:value-type="string">
            <text:p>Reflesco de multiples tablas de enrutamientos virtuales/multiples clientes para misma dirección I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float" office:value="615560" calcext:value-type="float">
            <text:p>615560</text:p>
          </table:table-cell>
          <table:table-cell office:value-type="float" office:value="345802" calcext:value-type="float">
            <text:p>345802</text:p>
          </table:table-cell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,0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QM Stack Proces </text:p>
          </table:table-cell>
          <table:table-cell/>
          <table:table-cell office:value-type="string" calcext:value-type="string">
            <text:p>Asignador de memoria para transferencia de paquetes</text:p>
          </table:table-cell>
          <table:table-cell office:value-type="string" calcext:value-type="string">
            <text:p>memoria no sea suficiente para asignar a paquete por cambios en sus asignacion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341380" calcext:value-type="float">
            <text:p>341380</text:p>
          </table:table-cell>
          <table:table-cell office:value-type="float" office:value="29383" calcext:value-type="float">
            <text:p>29383</text:p>
          </table:table-cell>
          <table:table-cell office:value-type="float" office:value="11618" calcext:value-type="float">
            <text:p>1161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er-minute Jobs <text:s/>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office:value-type="float" office:value="327785" calcext:value-type="float">
            <text:p>327785</text:p>
          </table:table-cell>
          <table:table-cell office:value-type="float" office:value="1392426" calcext:value-type="float">
            <text:p>1392426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,0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GMPSN <text:s text:c="2"/>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242464" calcext:value-type="float">
            <text:p>242464</text:p>
          </table:table-cell>
          <table:table-cell office:value-type="float" office:value="346020" calcext:value-type="float">
            <text:p>34602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mpute load avg 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office:value-type="float" office:value="136384" calcext:value-type="float">
            <text:p>136384</text:p>
          </table:table-cell>
          <table:table-cell office:value-type="float" office:value="715264" calcext:value-type="float">
            <text:p>715264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DP Protocol <text:s/>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94989" calcext:value-type="float">
            <text:p>94989</text:p>
          </table:table-cell>
          <table:table-cell office:value-type="float" office:value="92909997" calcext:value-type="float">
            <text:p>929099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ifo Error Detec 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92121" calcext:value-type="float">
            <text:p>92121</text:p>
          </table:table-cell>
          <table:table-cell office:value-type="float" office:value="33419438" calcext:value-type="float">
            <text:p>3341943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edEarth Tx Mana 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85544" calcext:value-type="float">
            <text:p>85544</text:p>
          </table:table-cell>
          <table:table-cell office:value-type="float" office:value="4071" calcext:value-type="float">
            <text:p>4071</text:p>
          </table:table-cell>
          <table:table-cell office:value-type="float" office:value="21013" calcext:value-type="float">
            <text:p>21013</text:p>
          </table:table-cell>
          <table:table-cell office:value-type="float" office:value="0" calcext:value-type="float">
            <text:p>0,00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djust Regions <text:s/>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" office:value-type="float" office:value="79940" calcext:value-type="float">
            <text:p>79940</text:p>
          </table:table-cell>
          <table:table-cell office:value-type="float" office:value="1128356" calcext:value-type="float">
            <text:p>112835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TP Protocol <text:s/>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float" office:value="65356" calcext:value-type="float">
            <text:p>65356</text:p>
          </table:table-cell>
          <table:table-cell office:value-type="float" office:value="50353415" calcext:value-type="float">
            <text:p>503534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ulc LED Process 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52258" calcext:value-type="float">
            <text:p>52258</text:p>
          </table:table-cell>
          <table:table-cell office:value-type="float" office:value="1573881" calcext:value-type="float">
            <text:p>157388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et Input <text:s/>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office:value-type="float" office:value="47697" calcext:value-type="float">
            <text:p>47697</text:p>
          </table:table-cell>
          <table:table-cell office:value-type="float" office:value="22556" calcext:value-type="float">
            <text:p>22556</text:p>
          </table:table-cell>
          <table:table-cell office:value-type="float" office:value="2114" calcext:value-type="float">
            <text:p>211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VMATM Callback <text:s/>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float" office:value="40143" calcext:value-type="float">
            <text:p>40143</text:p>
          </table:table-cell>
          <table:table-cell office:value-type="float" office:value="447280" calcext:value-type="float">
            <text:p>44728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luster Base <text:s/>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3553" calcext:value-type="float">
            <text:p>33553</text:p>
          </table:table-cell>
          <table:table-cell office:value-type="float" office:value="194729" calcext:value-type="float">
            <text:p>194729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RPC vlan reques 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office:value-type="float" office:value="24747" calcext:value-type="float">
            <text:p>24747</text:p>
          </table:table-cell>
          <table:table-cell office:value-type="float" office:value="284897" calcext:value-type="float">
            <text:p>28489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GMPSN MRD <text:s/>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20381" calcext:value-type="float">
            <text:p>20381</text:p>
          </table:table-cell>
          <table:table-cell office:value-type="float" office:value="442967" calcext:value-type="float">
            <text:p>442967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rpc &lt;- response 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18728" calcext:value-type="float">
            <text:p>18728</text:p>
          </table:table-cell>
          <table:table-cell office:value-type="float" office:value="16346210" calcext:value-type="float">
            <text:p>163462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pm main process 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13472" calcext:value-type="float">
            <text:p>13472</text:p>
          </table:table-cell>
          <table:table-cell office:value-type="float" office:value="51579240" calcext:value-type="float">
            <text:p>515792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LFM address lea 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float" office:value="11146" calcext:value-type="float">
            <text:p>11146</text:p>
          </table:table-cell>
          <table:table-cell office:value-type="float" office:value="1720232" calcext:value-type="float">
            <text:p>172023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I MATM Aging Pr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float" office:value="10930" calcext:value-type="float">
            <text:p>10930</text:p>
          </table:table-cell>
          <table:table-cell office:value-type="float" office:value="1267142" calcext:value-type="float">
            <text:p>126714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L3U bkgrd proce 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10605" calcext:value-type="float">
            <text:p>10605</text:p>
          </table:table-cell>
          <table:table-cell office:value-type="float" office:value="1720231" calcext:value-type="float">
            <text:p>172023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pm counter proc 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office:value-type="float" office:value="8812" calcext:value-type="float">
            <text:p>8812</text:p>
          </table:table-cell>
          <table:table-cell office:value-type="float" office:value="5192" calcext:value-type="float">
            <text:p>5192</text:p>
          </table:table-cell>
          <table:table-cell office:value-type="float" office:value="1697" calcext:value-type="float">
            <text:p>169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GMPSN L2MCM <text:s/>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8680" calcext:value-type="float">
            <text:p>8680</text:p>
          </table:table-cell>
          <table:table-cell office:value-type="float" office:value="443166" calcext:value-type="float">
            <text:p>44316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rpc -&gt; request 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8196" calcext:value-type="float">
            <text:p>8196</text:p>
          </table:table-cell>
          <table:table-cell office:value-type="float" office:value="1720229" calcext:value-type="float">
            <text:p>17202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rpc -&gt; response 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float" office:value="6886" calcext:value-type="float">
            <text:p>6886</text:p>
          </table:table-cell>
          <table:table-cell office:value-type="float" office:value="490520" calcext:value-type="float">
            <text:p>49052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HCPD Database <text:s/>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6878" calcext:value-type="float">
            <text:p>6878</text:p>
          </table:table-cell>
          <table:table-cell office:value-type="float" office:value="68774086" calcext:value-type="float">
            <text:p>6877408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edEarth Rx Mana 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5270" calcext:value-type="float">
            <text:p>5270</text:p>
          </table:table-cell>
          <table:table-cell office:value-type="float" office:value="51710311" calcext:value-type="float">
            <text:p>517103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LFM address ret 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office:value-type="float" office:value="5080" calcext:value-type="float">
            <text:p>5080</text:p>
          </table:table-cell>
          <table:table-cell office:value-type="float" office:value="34656" calcext:value-type="float">
            <text:p>3465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EF background p 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float" office:value="4396" calcext:value-type="float">
            <text:p>4396</text:p>
          </table:table-cell>
          <table:table-cell office:value-type="float" office:value="21365" calcext:value-type="float">
            <text:p>21365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L2MCM <text:s text:c="2"/>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3377" calcext:value-type="float">
            <text:p>3377</text:p>
          </table:table-cell>
          <table:table-cell office:value-type="float" office:value="345786" calcext:value-type="float">
            <text:p>34578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IPC bkgrd proce 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2993" calcext:value-type="float">
            <text:p>2993</text:p>
          </table:table-cell>
          <table:table-cell office:value-type="float" office:value="8600459" calcext:value-type="float">
            <text:p>86004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ulc Storm Contr 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2828" calcext:value-type="float">
            <text:p>2828</text:p>
          </table:table-cell>
          <table:table-cell office:value-type="float" office:value="1390505" calcext:value-type="float">
            <text:p>139050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et Background <text:s/>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office:value-type="float" office:value="2807" calcext:value-type="float">
            <text:p>2807</text:p>
          </table:table-cell>
          <table:table-cell office:value-type="float" office:value="17423" calcext:value-type="float">
            <text:p>17423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TTP CORE <text:s/>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2743" calcext:value-type="float">
            <text:p>2743</text:p>
          </table:table-cell>
          <table:table-cell office:value-type="float" office:value="1720777" calcext:value-type="float">
            <text:p>17207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er-Second Jobs <text:s/>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" office:value-type="float" office:value="2691" calcext:value-type="float">
            <text:p>2691</text:p>
          </table:table-cell>
          <table:table-cell office:value-type="float" office:value="17304384" calcext:value-type="float">
            <text:p>173043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MDFS RP process 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office:value-type="float" office:value="2467" calcext:value-type="float">
            <text:p>2467</text:p>
          </table:table-cell>
          <table:table-cell office:value-type="float" office:value="9987" calcext:value-type="float">
            <text:p>9987</text:p>
          </table:table-cell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HCPD Receive <text:s/>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2040" calcext:value-type="float">
            <text:p>2040</text:p>
          </table:table-cell>
          <table:table-cell office:value-type="float" office:value="345787" calcext:value-type="float">
            <text:p>34578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ulc LED Alchemy 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1758" calcext:value-type="float">
            <text:p>1758</text:p>
          </table:table-cell>
          <table:table-cell office:value-type="float" office:value="518455" calcext:value-type="float">
            <text:p>5184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C Counter Timer 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1133" calcext:value-type="float">
            <text:p>1133</text:p>
          </table:table-cell>
          <table:table-cell office:value-type="float" office:value="1208518" calcext:value-type="float">
            <text:p>12085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l3mm <text:s text:c="2"/>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office:value-type="float" office:value="1076" calcext:value-type="float">
            <text:p>1076</text:p>
          </table:table-cell>
          <table:table-cell office:value-type="float" office:value="17200181" calcext:value-type="float">
            <text:p>1720018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MDFS MFIB Proces 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1065" calcext:value-type="float">
            <text:p>1065</text:p>
          </table:table-cell>
          <table:table-cell office:value-type="float" office:value="34397012" calcext:value-type="float">
            <text:p>343970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ownWhenLooped <text:s text:c="2"/>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1047" calcext:value-type="float">
            <text:p>1047</text:p>
          </table:table-cell>
          <table:table-cell office:value-type="float" office:value="1720231" calcext:value-type="float">
            <text:p>17202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LFM aging proce 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07" calcext:value-type="float">
            <text:p>807</text:p>
          </table:table-cell>
          <table:table-cell office:value-type="float" office:value="8333" calcext:value-type="float">
            <text:p>833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unk Manager <text:s/>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office:value-type="float" office:value="767" calcext:value-type="float">
            <text:p>767</text:p>
          </table:table-cell>
          <table:table-cell office:value-type="float" office:value="28962" calcext:value-type="float">
            <text:p>2896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P RIB Update 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office:value-type="float" office:value="747" calcext:value-type="float">
            <text:p>747</text:p>
          </table:table-cell>
          <table:table-cell office:value-type="float" office:value="5195" calcext:value-type="float">
            <text:p>5195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MLDSN L2MCM <text:s/>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float" office:value="736" calcext:value-type="float">
            <text:p>736</text:p>
          </table:table-cell>
          <table:table-cell office:value-type="float" office:value="162" calcext:value-type="float">
            <text:p>162</text:p>
          </table:table-cell>
          <table:table-cell office:value-type="float" office:value="4543" calcext:value-type="float">
            <text:p>454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SpanTree Helper <text:s/>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91" calcext:value-type="float">
            <text:p>591</text:p>
          </table:table-cell>
          <table:table-cell office:value-type="float" office:value="141" calcext:value-type="float">
            <text:p>141</text:p>
          </table:table-cell>
          <table:table-cell office:value-type="float" office:value="4191" calcext:value-type="float">
            <text:p>419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ol Manager <text:s/>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199" calcext:value-type="float">
            <text:p>199</text:p>
          </table:table-cell>
          <table:table-cell office:value-type="float" office:value="1720221" calcext:value-type="float">
            <text:p>17202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TY Background <text:s/>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92" calcext:value-type="float">
            <text:p>192</text:p>
          </table:table-cell>
          <table:table-cell office:value-type="float" office:value="1720241" calcext:value-type="float">
            <text:p>17202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PC Periodic Tim 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" office:value-type="float" office:value="183" calcext:value-type="float">
            <text:p>183</text:p>
          </table:table-cell>
          <table:table-cell office:value-type="float" office:value="1731690" calcext:value-type="float">
            <text:p>17316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UDLD <text:s text:c="2"/>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176" calcext:value-type="float">
            <text:p>176</text:p>
          </table:table-cell>
          <table:table-cell office:value-type="float" office:value="1720241" calcext:value-type="float">
            <text:p>17202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ynamic ARP Insp 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174" calcext:value-type="float">
            <text:p>174</text:p>
          </table:table-cell>
          <table:table-cell office:value-type="float" office:value="1720241" calcext:value-type="float">
            <text:p>17202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PC Deferred Por 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office:value-type="float" office:value="869" calcext:value-type="float">
            <text:p>869</text:p>
          </table:table-cell>
          <table:table-cell office:value-type="float" office:value="0.63" calcext:value-type="float">
            <text:p>0,63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Virtual Exec <text:s/>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158" calcext:value-type="float">
            <text:p>158</text:p>
          </table:table-cell>
          <table:table-cell office:value-type="float" office:value="1720225" calcext:value-type="float">
            <text:p>17202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GraphIt <text:s text:c="2"/>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23400" calcext:value-type="float">
            <text:p>234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Stack Mgr Notifi 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576626" calcext:value-type="float">
            <text:p>5766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VLAN main bkgrd 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863729" calcext:value-type="float">
            <text:p>8637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l3mm_rp <text:s text:c="2"/>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8750" calcext:value-type="float">
            <text:p>187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ntity MIB API 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345789" calcext:value-type="float">
            <text:p>34578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oad Meter <text:s/>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115392" calcext:value-type="float">
            <text:p>1153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PC Seat Manager 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395461" calcext:value-type="float">
            <text:p>39546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L3U PBR bkgrd p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5727" calcext:value-type="float">
            <text:p>572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CP Timer <text:s/>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56" calcext:value-type="float">
            <text:p>3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CP Protocols <text:s/>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ogger <text:s text:c="2"/>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4441" calcext:value-type="float">
            <text:p>144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HCP Snooping <text:s/>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L2MCM <text:s text:c="2"/>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28861" calcext:value-type="float">
            <text:p>2886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Spanning Tree St 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57724" calcext:value-type="float">
            <text:p>577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-Security <text:s text:c="2"/>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28861" calcext:value-type="float">
            <text:p>2886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PC Dynamic Cach 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llection proce <text:s/>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28861" calcext:value-type="float">
            <text:p>2886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802.1x MDA Aging 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ML Proxy Client 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R RP Test Back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R RP Ping Back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4436" calcext:value-type="float">
            <text:p>144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R RP backgroun 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R mcast <text:s/>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TPMIB EDIT BUFF 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TP Trap Process 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lan shutdown Pr 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LUS <text:s text:c="2"/>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rs <text:s text:c="2"/>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tch IP Host T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tch Backup In 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ck Mgr <text:s/>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 Timers <text:s/>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W Bridge Proce 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RP Input <text:s/>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icy Manager <text:s/>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D <text:s text:c="2"/>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8860" calcext:value-type="float">
            <text:p>288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N bkgrd proces 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D_SNOOP <text:s text:c="2"/>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DFS LC Process 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B Framework <text:s/>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AAA <text:s/>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k State Group 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2TRACE SERVER <text:s/>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v6 RIB Redistr 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v6 Platform Ho 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 Zone Manager 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 Session Serv 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 Managed Time 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 LC Message H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-EIGRP Router <text:s/>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 IRDP <text:s/>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5773" calcext:value-type="float">
            <text:p>57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 Admin SM Proc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mgr <text:s/>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MPQR <text:s text:c="2"/>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S Agent Manage 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B Work <text:s/>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MP event handl 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LAN Mapped Vla 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VLAN REF Ba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547" calcext:value-type="float">
            <text:p>1154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Thermal Pro 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Reload Mana 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Port-Securi <text:s/>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IP Source g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DOT1X Proce 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DHCP Snoopi 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Device Mana 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DAI Process 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TP Sync Proces 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x_setup req 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vqpc reques 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ystem post 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ystem mtu 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tp_state_s <text:s/>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tp_cli req 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pan reques 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nmp reques 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how_forwar <text:s/>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dm request 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pm-counters <text:s/>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pm request 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lpip reques 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l2pt qnq rp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IPv6 Host 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ip source g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ilp request 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iec_load_ba <text:s/>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ulc misc r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udld reque 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sm request 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rcmd reque 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rcli-event <text:s/>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psecure re 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lfm reques 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led reques 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l3u reques 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l3mm reque 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l2mcm mlds 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l2mcm igmp 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fbm reques 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dm non blo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dm blockin 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comp reque 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cmp reques 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dtp request 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dot1x reque 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dhcp snoopi 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dai request 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cdp request 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backup inte 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asic-stats <text:s/>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acl request 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pm vp events ca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PM Stack Sync P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PM Msg Retry Pr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PIP Sync Proce 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4430" calcext:value-type="float">
            <text:p>144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3U PBR n-h res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3md_rpfq_thrl_ <text:s text:c="2"/>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621" calcext:value-type="float">
            <text:p>96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CMP sync proces 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CEF ADJ Refresh 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CD Process <text:s/>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L Queue Proce 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L Acl Manager 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73080" calcext:value-type="float">
            <text:p>1730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chnl <text:s text:c="2"/>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PoUDP Process <text:s/>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P Framework <text:s/>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t1x Mgr Proces 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4430" calcext:value-type="float">
            <text:p>144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CPD Timer <text:s/>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CP Security He 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tical Bkgnd <text:s/>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ash writer <text:s/>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3079" calcext:value-type="float">
            <text:p>1730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 RARP <text:s/>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1648" calcext:value-type="float">
            <text:p>216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 L2 <text:s/>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F switching ba 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F RP IPC Backg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F RF HULC Conv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F MQC IPC Back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M cable diags 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-proxy AAA B 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P Snoop <text:s/>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gMgr Process <text:s/>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T Periodic Pr 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A_SERVER_DEADT <text:s text:c="2"/>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A Server <text:s/>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A high-capacit <text:s/>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A Dictionary R 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A Cached Serve 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A ACCT Proc 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2.1x Webauth F 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2.1x switch <text:s/>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2.1x Critical 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"/>
        </table:table-row>
      </table:table>
      <table:table table:name="Hoja2" table:style-name="ta1">
        <table:table-column table:style-name="co1" table:number-columns-repeated="8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Runtime(ms)</text:p>
          </table:table-cell>
          <table:table-cell office:value-type="string" calcext:value-type="string">
            <text:p>Invoked</text:p>
          </table:table-cell>
          <table:table-cell office:value-type="string" calcext:value-type="string">
            <text:p>uSecs</text:p>
          </table:table-cell>
          <table:table-cell office:value-type="string" calcext:value-type="string">
            <text:p>5Sec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5Min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psecure re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lfm reques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472" calcext:value-type="float">
            <text:p>13472</text:p>
          </table:table-cell>
          <table:table-cell office:value-type="float" office:value="51579240" calcext:value-type="float">
            <text:p>515792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FM address lea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47" calcext:value-type="float">
            <text:p>1047</text:p>
          </table:table-cell>
          <table:table-cell office:value-type="float" office:value="1720231" calcext:value-type="float">
            <text:p>17202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FM aging proce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70" calcext:value-type="float">
            <text:p>5270</text:p>
          </table:table-cell>
          <table:table-cell office:value-type="float" office:value="51710311" calcext:value-type="float">
            <text:p>517103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FM address ret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rcmd reque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ulc misc 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ystem mtu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576626" calcext:value-type="float">
            <text:p>5766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LAN main bkgrd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LAN Mapped Vla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lan shutdown Pr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553" calcext:value-type="float">
            <text:p>33553</text:p>
          </table:table-cell>
          <table:table-cell office:value-type="float" office:value="194729" calcext:value-type="float">
            <text:p>194729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vlan reques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VLAN REF B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fbm reques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621" calcext:value-type="float">
            <text:p>96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CMP sync proces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ilp request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PM Msg Retry P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4430" calcext:value-type="float">
            <text:p>144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CPD Timer <text:s/>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728" calcext:value-type="float">
            <text:p>18728</text:p>
          </table:table-cell>
          <table:table-cell office:value-type="float" office:value="16346210" calcext:value-type="float">
            <text:p>163462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pm main process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PM Stack Sync P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pm request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605" calcext:value-type="float">
            <text:p>10605</text:p>
          </table:table-cell>
          <table:table-cell office:value-type="float" office:value="1720231" calcext:value-type="float">
            <text:p>172023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pm counter proc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pm-counters <text:s/>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pm vp events c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cmp reques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CEF ADJ Refresh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l3mm reque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3md_rpfq_thrl_ <text:s text:c="2"/>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33" calcext:value-type="float">
            <text:p>1133</text:p>
          </table:table-cell>
          <table:table-cell office:value-type="float" office:value="1208518" calcext:value-type="float">
            <text:p>12085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3mm <text:s text:c="2"/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L Queue Proce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acl request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L Acl Manager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backup inte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cdp request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dot1x reque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DOT1X Proce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dm request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93" calcext:value-type="float">
            <text:p>2993</text:p>
          </table:table-cell>
          <table:table-cell office:value-type="float" office:value="8600459" calcext:value-type="float">
            <text:p>86004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Storm Contr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TP Sync Proce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tp_cli req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tp_state_s 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/W Bridge Proce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udld reque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vqpc reques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M cable diags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iec_load_ba <text:s/>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l2pt qnq r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863729" calcext:value-type="float">
            <text:p>8637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3mm_rp <text:s text:c="2"/>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led reques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5356" calcext:value-type="float">
            <text:p>65356</text:p>
          </table:table-cell>
          <table:table-cell office:value-type="float" office:value="50353415" calcext:value-type="float">
            <text:p>50353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%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LED Process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30" calcext:value-type="float">
            <text:p>10930</text:p>
          </table:table-cell>
          <table:table-cell office:value-type="float" office:value="1267142" calcext:value-type="float">
            <text:p>126714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3U bkgrd proce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l3u reques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395461" calcext:value-type="float">
            <text:p>39546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3U PBR bkgrd 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4430" calcext:value-type="float">
            <text:p>144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3U PBR n-h re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dtp request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how_forwar <text:s/>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nmp reques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15560" calcext:value-type="float">
            <text:p>615560</text:p>
          </table:table-cell>
          <table:table-cell office:value-type="float" office:value="345802" calcext:value-type="float">
            <text:p>34580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QM Stack Proces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64006" calcext:value-type="float">
            <text:p>1764006</text:p>
          </table:table-cell>
          <table:table-cell office:value-type="float" office:value="691587" calcext:value-type="float">
            <text:p>691587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0.15%</text:p>
          </table:table-cell>
          <table:table-cell table:number-columns-repeated="2" office:value-type="string" calcext:value-type="string">
            <text:p>0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qos request </text:p>
          </table:table-cell>
        </table:table-row>
      </table:table>
      <table:table table:name="Hoja3" table:style-name="ta1">
        <table:table-column table:style-name="co1" table:number-columns-repeated="8" table:default-cell-style-name="Default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Runtime(ms)</text:p>
          </table:table-cell>
          <table:table-cell office:value-type="string" calcext:value-type="string">
            <text:p>Invoked</text:p>
          </table:table-cell>
          <table:table-cell office:value-type="string" calcext:value-type="string">
            <text:p>uSecs</text:p>
          </table:table-cell>
          <table:table-cell office:value-type="string" calcext:value-type="string">
            <text:p>5Sec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5Min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pan reques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system post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Reload Mana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rcli-event <text:s/>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886" calcext:value-type="float">
            <text:p>6886</text:p>
          </table:table-cell>
          <table:table-cell office:value-type="float" office:value="490520" calcext:value-type="float">
            <text:p>49052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CPD Database <text:s/>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mgr <text:s/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96" calcext:value-type="float">
            <text:p>4396</text:p>
          </table:table-cell>
          <table:table-cell office:value-type="float" office:value="21365" calcext:value-type="float">
            <text:p>21365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2MCM <text:s text:c="2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2MCM <text:s text:c="2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PoUDP Process <text:s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F switching ba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146" calcext:value-type="float">
            <text:p>11146</text:p>
          </table:table-cell>
          <table:table-cell office:value-type="float" office:value="1720232" calcext:value-type="float">
            <text:p>172023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 MATM Aging P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tch Backup In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8860" calcext:value-type="float">
            <text:p>288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N bkgrd proces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t1x Mgr Proces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B Framework <text:s/>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2.1x switch <text:s/>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28861" calcext:value-type="float">
            <text:p>2886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2.1x MDA Aging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2.1x Webauth F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2.1x Critical <text:s/>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9940" calcext:value-type="float">
            <text:p>79940</text:p>
          </table:table-cell>
          <table:table-cell office:value-type="float" office:value="1128356" calcext:value-type="float">
            <text:p>112835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TP Protocol <text:s/>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P Framework <text:s/>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IPv6 Host 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v6 Platform Ho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dai request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DAI Process 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dhcp snoopi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DHCP Snoopi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ip source 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C IP Source 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3" calcext:value-type="float">
            <text:p>183</text:p>
          </table:table-cell>
          <table:table-cell office:value-type="float" office:value="1731690" calcext:value-type="float">
            <text:p>17316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DLD <text:s text:c="2"/>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57724" calcext:value-type="float">
            <text:p>577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-Security <text:s text:c="2"/>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0.63%</text:p>
          </table:table-cell>
          <table:table-cell office:value-type="string" calcext:value-type="string">
            <text:p>0.12%</text:p>
          </table:table-cell>
          <table:table-cell office:value-type="string" calcext:value-type="string">
            <text:p>0.0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l Exec <text:s/>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tch IP Host T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k State Group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73080" calcext:value-type="float">
            <text:p>1730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chnl <text:s text:c="2"/>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7697" calcext:value-type="float">
            <text:p>47697</text:p>
          </table:table-cell>
          <table:table-cell office:value-type="float" office:value="22556" calcext:value-type="float">
            <text:p>22556</text:p>
          </table:table-cell>
          <table:table-cell office:value-type="float" office:value="2114" calcext:value-type="float">
            <text:p>2114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ATM Callback <text:s/>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v6 RIB Redistr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A Server <text:s/>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A ACCT Proc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T Periodic Pr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6384" calcext:value-type="float">
            <text:p>136384</text:p>
          </table:table-cell>
          <table:table-cell office:value-type="float" office:value="715264" calcext:value-type="float">
            <text:p>715264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P Protocol <text:s/>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36" calcext:value-type="float">
            <text:p>736</text:p>
          </table:table-cell>
          <table:table-cell office:value-type="float" office:value="162" calcext:value-type="float">
            <text:p>162</text:p>
          </table:table-cell>
          <table:table-cell office:value-type="float" office:value="4543" calcext:value-type="float">
            <text:p>4543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nTree Helper <text:s/>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l2mcm igmp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A Dictionary R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office:value-type="float" office:value="14441" calcext:value-type="float">
            <text:p>144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CP Snooping <text:s/>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105361" calcext:value-type="float">
            <text:p>3105361</text:p>
          </table:table-cell>
          <table:table-cell office:value-type="float" office:value="19809624" calcext:value-type="float">
            <text:p>1980962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0.15%</text:p>
          </table:table-cell>
          <table:table-cell office:value-type="string" calcext:value-type="string">
            <text:p>0.1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 Input <text:s/>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MP event handl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76" calcext:value-type="float">
            <text:p>1076</text:p>
          </table:table-cell>
          <table:table-cell office:value-type="float" office:value="17200181" calcext:value-type="float">
            <text:p>1720018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DFS MFIB Proces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227681" calcext:value-type="float">
            <text:p>13227681</text:p>
          </table:table-cell>
          <table:table-cell office:value-type="float" office:value="140883880" calcext:value-type="float">
            <text:p>14088388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79%</text:p>
          </table:table-cell>
          <table:table-cell table:number-columns-repeated="2" office:value-type="string" calcext:value-type="string">
            <text:p>0.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nning Tree <text:s/>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28861" calcext:value-type="float">
            <text:p>2886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nning Tree St 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080" calcext:value-type="float">
            <text:p>5080</text:p>
          </table:table-cell>
          <table:table-cell office:value-type="float" office:value="34656" calcext:value-type="float">
            <text:p>34656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F background p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 IRDP <text:s/>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F RF HULC Conv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R mcast <text:s/>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C LC Message H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R RP Ping Back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4436" calcext:value-type="float">
            <text:p>144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R RP backgroun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DR RP Test Back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DFS LC Process </text:p>
          </table:table-cell>
        </table:table-row>
      </table:table>
      <table:table table:name="Hoja4" table:style-name="ta1">
        <table:table-column table:style-name="co1" table:number-columns-repeated="9" table:default-cell-style-name="Default"/>
        <table:table-column table:style-name="co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ID</text:p>
          </table:table-cell>
          <table:table-cell office:value-type="string" calcext:value-type="string">
            <text:p>Runtime(ms)</text:p>
          </table:table-cell>
          <table:table-cell office:value-type="string" calcext:value-type="string">
            <text:p>Invoked</text:p>
          </table:table-cell>
          <table:table-cell office:value-type="string" calcext:value-type="string">
            <text:p>uSecs</text:p>
          </table:table-cell>
          <table:table-cell office:value-type="string" calcext:value-type="string">
            <text:p>5Sec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5Min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1648" calcext:value-type="float">
            <text:p>216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 L2 <text:s/>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3079" calcext:value-type="float">
            <text:p>1730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 RARP <text:s/>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0143" calcext:value-type="float">
            <text:p>40143</text:p>
          </table:table-cell>
          <table:table-cell office:value-type="float" office:value="447280" calcext:value-type="float">
            <text:p>44728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ster Base <text:s/>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  <table:table-cell office:value-type="float" office:value="5727" calcext:value-type="float">
            <text:p>572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P Timer <text:s/>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56" calcext:value-type="float">
            <text:p>356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P Protocols <text:s/>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 Timers <text:s/>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2807" calcext:value-type="float">
            <text:p>2807</text:p>
          </table:table-cell>
          <table:table-cell office:value-type="float" office:value="17423" calcext:value-type="float">
            <text:p>17423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 CORE <text:s/>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RP Input <text:s/>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8812" calcext:value-type="float">
            <text:p>8812</text:p>
          </table:table-cell>
          <table:table-cell office:value-type="float" office:value="5192" calcext:value-type="float">
            <text:p>5192</text:p>
          </table:table-cell>
          <table:table-cell office:value-type="float" office:value="1697" calcext:value-type="float">
            <text:p>1697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MPSN L2MCM <text:s/>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24747" calcext:value-type="float">
            <text:p>24747</text:p>
          </table:table-cell>
          <table:table-cell office:value-type="float" office:value="284897" calcext:value-type="float">
            <text:p>28489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MPSN MRD <text:s/>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327785" calcext:value-type="float">
            <text:p>327785</text:p>
          </table:table-cell>
          <table:table-cell office:value-type="float" office:value="1392426" calcext:value-type="float">
            <text:p>139242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MPSN <text:s text:c="2"/>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MPQR <text:s text:c="2"/>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F MQC IPC Back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2TRACE SERVER <text:s/>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747" calcext:value-type="float">
            <text:p>747</text:p>
          </table:table-cell>
          <table:table-cell office:value-type="float" office:value="5195" calcext:value-type="float">
            <text:p>5195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DSN L2MCM <text:s/>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D <text:s text:c="2"/>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D_SNOOP <text:s text:c="2"/>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hl2mcm mlds 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767" calcext:value-type="float">
            <text:p>767</text:p>
          </table:table-cell>
          <table:table-cell office:value-type="float" office:value="28962" calcext:value-type="float">
            <text:p>2896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 RIB Update 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-proxy AAA B 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5773" calcext:value-type="float">
            <text:p>57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 Admin SM Proc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467" calcext:value-type="float">
            <text:p>2467</text:p>
          </table:table-cell>
          <table:table-cell office:value-type="float" office:value="9987" calcext:value-type="float">
            <text:p>9987</text:p>
          </table:table-cell>
          <table:table-cell office:value-type="float" office:value="247" calcext:value-type="float">
            <text:p>247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CPD Receive <text:s/>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691" calcext:value-type="float">
            <text:p>2691</text:p>
          </table:table-cell>
          <table:table-cell office:value-type="float" office:value="17304384" calcext:value-type="float">
            <text:p>173043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DFS RP process 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-EIGRP Router <text:s/>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A Cached Serve 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AAA <text:s/>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PLUS <text:s text:c="2"/>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RPC x_setup req 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TP Trap Process 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TPMIB EDIT BUFF 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CP Security He 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CD Process <text:s/></text:p>
          </table:table-cell>
        </table:table-row>
      </table:table>
      <table:named-expressions/>
      <table:database-ranges>
        <table:database-range table:name="__Anonymous_Sheet_DB__0" table:target-range-address="Hoja1.A3:Hoja1.I21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-00-0000</text:date>, <text:time style:data-style-name="N2" text:time-value="21:31:13.9014968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0:13:19.842692339</meta:creation-date>
    <dc:date>2019-06-27T00:01:19.940909087</dc:date>
    <meta:editing-duration>PT17M21S</meta:editing-duration>
    <meta:editing-cycles>2</meta:editing-cycles>
    <meta:generator>LibreOffice/6.0.7.3$Linux_X86_64 LibreOffice_project/00m0$Build-3</meta:generator>
    <meta:document-statistic meta:table-count="4" meta:cell-count="3273" meta:object-count="0"/>
  </office:meta>
</office:document-meta>
</file>